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5d6" officeooo:paragraph-rsid="0005a5d6"/>
    </style:style>
    <style:style style:name="P2" style:family="paragraph" style:parent-style-name="Standard">
      <style:text-properties officeooo:rsid="0005a8fa" officeooo:paragraph-rsid="0005a8fa"/>
    </style:style>
    <style:style style:name="P3" style:family="paragraph" style:parent-style-name="Standard">
      <style:text-properties officeooo:rsid="0006590f" officeooo:paragraph-rsid="0006590f"/>
    </style:style>
    <style:style style:name="P4" style:family="paragraph" style:parent-style-name="Standard">
      <style:text-properties officeooo:rsid="00089c57" officeooo:paragraph-rsid="00089c57"/>
    </style:style>
    <style:style style:name="P5" style:family="paragraph" style:parent-style-name="Standard">
      <style:text-properties officeooo:rsid="00090697" officeooo:paragraph-rsid="00090697"/>
    </style:style>
    <style:style style:name="P6" style:family="paragraph" style:parent-style-name="Standard">
      <style:text-properties officeooo:rsid="000a65bd" officeooo:paragraph-rsid="000a65bd"/>
    </style:style>
    <style:style style:name="P7" style:family="paragraph" style:parent-style-name="Standard">
      <style:text-properties officeooo:rsid="000b83ab" officeooo:paragraph-rsid="000b83ab"/>
    </style:style>
    <style:style style:name="P8" style:family="paragraph" style:parent-style-name="Standard">
      <style:text-properties officeooo:rsid="000d0837" officeooo:paragraph-rsid="000d0837"/>
    </style:style>
    <style:style style:name="P9" style:family="paragraph" style:parent-style-name="Standard">
      <style:text-properties officeooo:rsid="000ea23f" officeooo:paragraph-rsid="000ea23f"/>
    </style:style>
    <style:style style:name="P10" style:family="paragraph" style:parent-style-name="Standard">
      <style:text-properties officeooo:rsid="00101239" officeooo:paragraph-rsid="00101239"/>
    </style:style>
    <style:style style:name="P11" style:family="paragraph" style:parent-style-name="Standard">
      <style:text-properties officeooo:rsid="00119343" officeooo:paragraph-rsid="00119343"/>
    </style:style>
    <style:style style:name="P12" style:family="paragraph" style:parent-style-name="Standard">
      <style:text-properties officeooo:rsid="00119343" officeooo:paragraph-rsid="00134470"/>
    </style:style>
    <style:style style:name="P13" style:family="paragraph" style:parent-style-name="Standard">
      <style:text-properties fo:font-size="16pt" style:text-underline-style="solid" style:text-underline-width="auto" style:text-underline-color="font-color" officeooo:paragraph-rsid="00134470" style:font-size-asian="16pt" style:font-size-complex="16pt"/>
    </style:style>
    <style:style style:name="P14" style:family="paragraph" style:parent-style-name="Standard">
      <style:text-properties fo:font-size="16pt" officeooo:paragraph-rsid="00134470" style:font-size-asian="16pt" style:font-size-complex="16pt"/>
    </style:style>
    <style:style style:name="P15" style:family="paragraph" style:parent-style-name="Standard">
      <style:text-properties fo:font-size="16pt" officeooo:rsid="00134470" officeooo:paragraph-rsid="00134470" style:font-size-asian="16pt" style:font-size-complex="16pt"/>
    </style:style>
    <style:style style:name="P16" style:family="paragraph" style:parent-style-name="Standard">
      <style:text-properties officeooo:paragraph-rsid="00134470"/>
    </style:style>
    <style:style style:name="P17" style:family="paragraph" style:parent-style-name="Standard" style:master-page-name="Standard">
      <style:paragraph-properties style:page-number="auto"/>
      <style:text-properties officeooo:paragraph-rsid="00134470"/>
    </style:style>
    <style:style style:name="T1" style:family="text">
      <style:text-properties officeooo:rsid="0005a8fa"/>
    </style:style>
    <style:style style:name="T2" style:family="text">
      <style:text-properties officeooo:rsid="0006590f"/>
    </style:style>
    <style:style style:name="T3" style:family="text">
      <style:text-properties officeooo:rsid="0008585a"/>
    </style:style>
    <style:style style:name="T4" style:family="text">
      <style:text-properties officeooo:rsid="000b5fa6"/>
    </style:style>
    <style:style style:name="T5" style:family="text">
      <style:text-properties officeooo:rsid="000d0837"/>
    </style:style>
    <style:style style:name="T6" style:family="text">
      <style:text-properties officeooo:rsid="00101239"/>
    </style:style>
    <style:style style:name="T7" style:family="text">
      <style:text-properties officeooo:rsid="00119343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officeooo:rsid="00148991" style:font-size-asian="16pt" style:font-size-complex="16pt"/>
    </style:style>
    <style:style style:name="T10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1" style:family="text">
      <style:text-properties officeooo:rsid="00134470"/>
    </style:style>
    <style:style style:name="T12" style:family="text">
      <style:text-properties officeooo:rsid="001489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HOMEWORK WEEK 5 ---------------------------------------------------- Niklas Pelz</text:p>
      <text:p text:style-name="P1"/>
      <text:p text:style-name="P1">1)</text:p>
      <text:p text:style-name="P1"/>
      <text:p text:style-name="P1">Depends on who the visitor is. A friend of mine would probably be more interested in my own office space, and stuff like the cafeteria. I wouldn’t want to show them anything else anyway, <text:span text:style-name="T2">except if they wanna see it</text:span>. If it’s a more professional visitor, I would show them how the working place operates and more technical things. But there are some things that are always off-limits, like file storages, or other places were confidential data is stored. I also wouldn’t show a visitor around a colleagues office without their agreement.</text:p>
      <text:p text:style-name="P1"/>
      <text:p text:style-name="P1">2)</text:p>
      <text:p text:style-name="P1"/>
      <text:p text:style-name="P1">Morning: <text:span text:style-name="T1">Tour of the facility</text:span></text:p>
      <text:p text:style-name="P1"/>
      <text:p text:style-name="P2">Lunchtime: catching up with Jacinta <text:s/>(also talk to Dilip Patel)</text:p>
      <text:p text:style-name="P2"/>
      <text:p text:style-name="P2">Afternoon: Introduction to the team</text:p>
      <text:p text:style-name="P2"/>
      <text:p text:style-name="P3">3)</text:p>
      <text:p text:style-name="P3"/>
      <text:p text:style-name="P3">1: Welcome to</text:p>
      <text:p text:style-name="P3">2: finally meet you</text:p>
      <text:p text:style-name="P3">3: your journey</text:p>
      <text:p text:style-name="P3">4: any trouble</text:p>
      <text:p text:style-name="P3">5: let met take your</text:p>
      <text:p text:style-name="P3">6: get you</text:p>
      <text:p text:style-name="P3">7: run through</text:p>
      <text:p text:style-name="P3">8: though you could</text:p>
      <text:p text:style-name="P3">9: we’ll catch up</text:p>
      <text:p text:style-name="P3">10: you’ll get a chance</text:p>
      <text:p text:style-name="P3">11: Make sure</text:p>
      <text:p text:style-name="P3">12: don’t worry about</text:p>
      <text:p text:style-name="P3"/>
      <text:p text:style-name="P3">4)</text:p>
      <text:p text:style-name="P3"/>
      <text:p text:style-name="P3">a → 2</text:p>
      <text:p text:style-name="P3">b → 12</text:p>
      <text:p text:style-name="P3">c → 11</text:p>
      <text:p text:style-name="P3">d → 8</text:p>
      <text:p text:style-name="P3">e → 6</text:p>
      <text:p text:style-name="P3">f → 5</text:p>
      <text:p text:style-name="P3">g → 4</text:p>
      <text:p text:style-name="P3">h → 3</text:p>
      <text:p text:style-name="P3"/>
      <text:p text:style-name="P3">7)</text:p>
      <text:p text:style-name="P3"/>
      <text:p text:style-name="P3">1: Head of public relations</text:p>
      <text:p text:style-name="P3"/>
      <text:p text:style-name="P3">2: guided Tour → opportunity to meet engineers</text:p>
      <text:p text:style-name="P3"/>
      <text:p text:style-name="P3">3: always stay with the guide, <text:span text:style-name="T3">cause it’s a working factory</text:span> <text:span text:style-name="T3">(Aruna Singh)</text:span></text:p>
      <text:p text:style-name="P4"><text:soft-page-break/>8)</text:p>
      <text:p text:style-name="P4"/>
      <text:p text:style-name="P4">1: On behalf of (insert company name) it gives me great pleasure to welcome you</text:p>
      <text:p text:style-name="P4"/>
      <text:p text:style-name="P4">2: You will have the opportunity to...</text:p>
      <text:p text:style-name="P4"/>
      <text:p text:style-name="P4">3: Can I remind you that...</text:p>
      <text:p text:style-name="P4"/>
      <text:p text:style-name="P4">4: Please be sure to…</text:p>
      <text:p text:style-name="P4"/>
      <text:p text:style-name="P5">PRACTICALLY SPEAKING</text:p>
      <text:p text:style-name="P5"/>
      <text:p text:style-name="P5">1)</text:p>
      <text:p text:style-name="P5"/>
      <text:p text:style-name="P5">(INFORMAL) Do you want a drink? → Do you fancy a drink? → Can I get you a drink? → Would you like a drink? (FORMAL)</text:p>
      <text:p text:style-name="P5"/>
      <text:p text:style-name="P5">2)</text:p>
      <text:p text:style-name="P5"/>
      <text:p text:style-name="P5">1: fine</text:p>
      <text:p text:style-name="P5">2: would</text:p>
      <text:p text:style-name="P5">3: please</text:p>
      <text:p text:style-name="P5">4: sounds</text:p>
      <text:p text:style-name="P5">5: love</text:p>
      <text:p text:style-name="P5">6: time</text:p>
      <text:p text:style-name="P5"/>
      <text:p text:style-name="P5">3)</text:p>
      <text:p text:style-name="P5"/>
      <text:p text:style-name="P6">Colleague:</text:p>
      <text:p text:style-name="P6"/>
      <text:p text:style-name="P6">- How about dinner this evening?</text:p>
      <text:p text:style-name="P6">- You want a quick tour of the plant?</text:p>
      <text:p text:style-name="P6">- Wanna grab lunch in the canteen?</text:p>
      <text:p text:style-name="P6"/>
      <text:p text:style-name="P6">Boss: </text:p>
      <text:p text:style-name="P6"/>
      <text:p text:style-name="P6">- Would you like to have dinner this evening?</text:p>
      <text:p text:style-name="P6">- Would you be interested in a guided tour through the plant?</text:p>
      <text:p text:style-name="P6">- Would <text:span text:style-name="T4">you be available for a short lunch meeting?</text:span></text:p>
      <text:p text:style-name="P6"/>
      <text:p text:style-name="P6"/>
      <text:p text:style-name="P7">LANGUAGE AT WORK</text:p>
      <text:p text:style-name="P7"/>
      <text:p text:style-name="P7">1)</text:p>
      <text:p text:style-name="P7"/>
      <text:p text:style-name="P7">1: It’s where they assemble the units</text:p>
      <text:p text:style-name="P7">2: dust</text:p>
      <text:p text:style-name="P7">3:</text:p>
      <text:p text:style-name="P7">a)</text:p>
      <text:p text:style-name="P7">they need to put on a special suit, helmet and airfilter mask (synthetic material), so no natural fibers are allowed in the room</text:p>
      <text:p text:style-name="P7"/>
      <text:p text:style-name="P7"><text:soft-page-break/>b)</text:p>
      <text:p text:style-name="P7">no jewellery, or watches</text:p>
      <text:p text:style-name="P7"/>
      <text:p text:style-name="P7">2)</text:p>
      <text:p text:style-name="P7"/>
      <text:p text:style-name="P7">necessary:</text:p>
      <text:p text:style-name="P7"><text:tab/>room is dust-free</text:p>
      <text:p text:style-name="P7"><text:tab/>wearing the <text:span text:style-name="T5">special</text:span> <text:span text:style-name="T5">s</text:span>uit</text:p>
      <text:p text:style-name="P8"><text:tab/>very strict procedure to put the suit on</text:p>
      <text:p text:style-name="P7">not necessary:</text:p>
      <text:p text:style-name="P7"><text:tab/>to undress</text:p>
      <text:p text:style-name="P7"><text:tab/></text:p>
      <text:p text:style-name="P7">against the rules:</text:p>
      <text:p text:style-name="P7"><text:tab/><text:span text:style-name="T5">wool, or cotton clothing</text:span></text:p>
      <text:p text:style-name="P7"><text:tab/><text:span text:style-name="T5">jewellery, or watches</text:span></text:p>
      <text:p text:style-name="P7"/>
      <text:p text:style-name="P8">3)</text:p>
      <text:p text:style-name="P8"/>
      <text:p text:style-name="P8">1 → e</text:p>
      <text:p text:style-name="P8">2 → g</text:p>
      <text:p text:style-name="P8">3 → d</text:p>
      <text:p text:style-name="P8">4 → h</text:p>
      <text:p text:style-name="P8">5 → b</text:p>
      <text:p text:style-name="P8">6 → f</text:p>
      <text:p text:style-name="P8"/>
      <text:p text:style-name="P8"/>
      <text:p text:style-name="P9">RULES AT THE HTWG</text:p>
      <text:p text:style-name="P9"/>
      <text:p text:style-name="P9">At my university we have to leave the buildings <text:span text:style-name="T7">before</text:span> 20:30.</text:p>
      <text:p text:style-name="P9"/>
      <text:p text:style-name="P9">Luckily, we don’t have to sleep there.</text:p>
      <text:p text:style-name="P9"/>
      <text:p text:style-name="P9">At university we’re not supposed to visit the lectures drunk.</text:p>
      <text:p text:style-name="P9"/>
      <text:p text:style-name="P9">Where I study no one is allowed to <text:span text:style-name="T7">break the PCs</text:span><text:span text:style-name="T6">.</text:span></text:p>
      <text:p text:style-name="P9"/>
      <text:p text:style-name="P10">If you study here, you mustn’t come naked.</text:p>
      <text:p text:style-name="P10"/>
      <text:p text:style-name="P11">You must turn off the PCs overnight.</text:p>
      <text:p text:style-name="P11"/>
      <text:p text:style-name="P11">You need to have a validated ZACK-Karte to enter the buildings.</text:p>
      <text:p text:style-name="P11"/>
      <text:p text:style-name="P11">Due to Corona you have to sit at home all day long anyway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10">Communication Tutorial 5 <text:s/>PODCAST – Public Key Cryptography</text:span></text:p>
      <text:p text:style-name="P13"/>
      <text:p text:style-name="P16"><text:span text:style-name="T8">In which year was the seminar on Public Key Cryptography where the US Government was going to prosecute the academics?</text:span></text:p>
      <text:p text:style-name="P16"><text:span text:style-name="T8"/></text:p>
      <text:p text:style-name="P15">- 1977</text:p>
      <text:p text:style-name="P14"/>
      <text:p text:style-name="P16"><text:span text:style-name="T8">How does Cryptography work and why do people want to use it?</text:span></text:p>
      <text:p text:style-name="P14"/>
      <text:p text:style-name="P14">- <text:span text:style-name="T11">Encryption uses an algorithm and a key to transform input into an encrypted output</text:span></text:p>
      <text:p text:style-name="P14"/>
      <text:p text:style-name="P14">- <text:span text:style-name="T11">To send secret messages that only the intended receiver can decode</text:span></text:p>
      <text:p text:style-name="P14"/>
      <text:p text:style-name="P16"><text:span text:style-name="T8">Why is mathematics important in Public-Key cryptography?</text:span></text:p>
      <text:p text:style-name="P14"/>
      <text:p text:style-name="P14">- <text:span text:style-name="T11">Encryption is numerical</text:span></text:p>
      <text:p text:style-name="P14"/>
      <text:p text:style-name="P14">- <text:span text:style-name="T11">it exploits the difference in difficulty between getting a result and reverting the result back to the start numbers</text:span></text:p>
      <text:p text:style-name="P14"/>
      <text:p text:style-name="P16"><text:span text:style-name="T8">Why do governments want to control cryptography?</text:span></text:p>
      <text:p text:style-name="P14"/>
      <text:p text:style-name="P14">- <text:span text:style-name="T12">drug dealers, child pornography, terrorists, etc… can hide behind the encryption, so they want to snoop through the data.</text:span></text:p>
      <text:p text:style-name="P14"/>
      <text:p text:style-name="P12"><text:span text:style-name="T8">Why might quantum computing destroy Public Key Cryptography?</text:span></text:p>
      <text:p text:style-name="P12"><text:span text:style-name="T8"/></text:p>
      <text:p text:style-name="P12"><text:span text:style-name="T8">- </text:span><text:span text:style-name="T9">Could possibly perform the prime number mathematics really easy, so the internet becomes an open book</text:span></text:p>
      <text:p text:style-name="P9"/>
      <text:p text:style-name="P9"/>
      <text:p text:style-name="P8"/>
      <text:p text:style-name="P5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11-12T14:26:55.453000000</dc:date>
    <meta:editing-duration>PT30M28S</meta:editing-duration>
    <meta:editing-cycles>10</meta:editing-cycles>
    <meta:document-statistic meta:table-count="0" meta:image-count="0" meta:object-count="0" meta:page-count="4" meta:paragraph-count="106" meta:word-count="676" meta:character-count="3569" meta:non-whitespace-character-count="2987"/>
  </office:meta>
</office:document-meta>
</file>